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beçalho</text:p>
      <text:p text:style-name="Standard">&lt;Resumo&gt;A análise de sinais de Eletrocardiograma é uma ferramenta importante para a medicina. Um dos problemas relacionados é o da detecção da envoltória do complexo QRS, e mais especificamente, do pico da onda R, que serve para a diagnóstico de diversas doenças. Esse trabalho relata a utilização da Transformada de Hilbert para a detecção da envoltória do complexo QRS em sinais de Eletrocardiograma. Esse é um trabalho para a disciplina de Telecomunicações, EELXXX, no período letivo de 2014.2.&lt;/Resumo&gt;</text:p>
      <text:p text:style-name="Standard"/>
      <text:p text:style-name="Standard">&lt;Introdução&gt;Introdução</text:p>
      <text:p text:style-name="Standard">O sinal do eletrocardiograma é modelado pelos cardiologistas como sendo composto por alguns momentos no tempo: P, Q, R, S, T e U como ilustrado na figura 1.</text:p>
      <text:p text:style-name="Standard">&lt;figura 1&gt;</text:p>
      <text:p text:style-name="Standard">O objetivo desse trabalho é obter corretamente a envoltória dos diversos complexos QRS nos sinais de Eletrocardiograma (doravante, ECG).</text:p>
      <text:p text:style-name="Standard">&lt;/Introdução&gt;</text:p>
      <text:p text:style-name="P1">A base de dados utilizada</text:p>
      <text:p text:style-name="Standard">Escolhemos como base de dados a base aberta <text:span text:style-name="T1">MIT-BIH Arrytmia Database</text:span> [1], por ser uma base de dados muito utilizada pelos pesquisadores e por ser fornecida por uma renomada universidade. A base fornece arquivos que contém séries que representam as diversas medições de tensão de um aparelho de ECG para cada pulso a uma frequência de amostragem de 360Hz. </text:p>
      <text:p text:style-name="Standard">Além disso, a <text:span text:style-name="T1">MIT-BIH Arrytmia Database</text:span> também fornece arquivos formatados para serem lidos pelo software matemático MATLAB.</text:p>
      <text:p text:style-name="P1">O algoritmo utilizado</text:p>
      <text:p text:style-name="Standard">O algoritmo utilizado foi o apresentado por D. Benitez et al. [2], seguindo os seguintes passos:</text:p>
      <text:list xml:id="list2161048233310626283" text:style-name="L1">
        <text:list-item>
          <text:list>
            <text:list-item>
              <text:list>
                <text:list-item>
                  <text:p text:style-name="P2">Calcular dECG(n) = (ECG(n+1) – ECG(n-1))/2dt para calcular a derivada discreta do sinal ECG(n);</text:p>
                </text:list-item>
                <text:list-item>
                  <text:p text:style-name="P2">Calcular a transformada de Hilbert de dECG, <text:s/>H{dECG};</text:p>
                </text:list-item>
                <text:list-item>
                  <text:p text:style-name="P2">Calcular o envelope B{dECG} = sqrt(H²{dECG} + dECG²);</text:p>
                </text:list-item>
                <text:list-item>
                  <text:p text:style-name="P2">Detectar os picos de B{dECG}</text:p>
                </text:list-item>
              </text:list>
            </text:list-item>
          </text:list>
        </text:list-item>
      </text:list>
      <text:p text:style-name="Standard">Na parte de detecção de picos, utilizamos um método ligeiramente diferente do proposto no artigo: utilizamos a busca por picos do MATLAB, com o valor de referência sendo a metade entre o maior e o menor nível do sinal de entrada.</text:p>
      <text:p text:style-name="P1">Resultado</text:p>
      <text:p text:style-name="P3">Utilizamos o algoritmo em 10 das amostras da base e verificamos visualmente a envoltória dos complexos QRS do sinal original pela função gerada b{dECG}.</text:p>
      <text:p text:style-name="P1">Conclusão</text:p>
      <text:p text:style-name="P3">Foi possível observar, através de gráficos e imagens, que os altos valores da função de envelopamento se encontram bem próxima e sobrepostos da região onde ocorrem os complexos QRS. O próximo passo desse estudo é obter sinais de ECG com marcações de e QRS feitas por médicos humanos, de forma que seja possível estimar qual o erro da envoltória calculada.</text:p>
      <text:p text:style-name="P1">Referências</text:p>
      <text:p text:style-name="P1"><text:span text:style-name="T4">- Goldberger AL, Amaral LAN, Glass L, Hausdorff JM, Ivanov PCh, Mark RG, Mietus JE, Moody GB, Peng C-K, Stanley HE. PhysioBank, PhysioToolkit, and PhysioNet: Components of a New Research Resource for Complex Physiologic Signals. </text:span><text:span text:style-name="T2">Circulation</text:span><text:span text:style-name="T4"> </text:span><text:span text:style-name="T5">101</text:span><text:span text:style-name="T4">(23):e215-e220 [Circulation Electronic Pages; </text:span><text:a xlink:type="simple" xlink:href="http://circ.ahajournals.org/cgi/content/full/101/23/e215" office:target-frame-name="other" xlink:show="replace"><text:span text:style-name="T4">http://circ.ahajournals.org/cgi/content/full/101/23/e215</text:span></text:a><text:span text:style-name="T4">]; 2000 (June 13).</text:span></text:p>
      <text:p text:style-name="Standard"><text:span text:style-name="T4">- Benitez D., Gaydecki P. A., A. Zaidi, Fitzpatrick A. P. </text:span><text:span text:style-name="T3">The use of the Hilbert transform in ECG signal analysis</text:span><text:span text:style-name="T6">. Computers in Biology and Medicine. Vol. 31, pp. 399–406. 200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Cruz</meta:initial-creator>
    <meta:creation-date>2014-12-06T18:08:50.12</meta:creation-date>
    <dc:date>2014-12-08T22:18:51.54</dc:date>
    <dc:creator>Pedro Cruz</dc:creator>
    <meta:editing-duration>PT4H28M30S</meta:editing-duration>
    <meta:editing-cycles>12</meta:editing-cycles>
    <meta:generator>OpenOffice/4.0.1$Win32 OpenOffice.org_project/401m5$Build-9714</meta:generator>
    <meta:document-statistic meta:table-count="0" meta:image-count="0" meta:object-count="0" meta:page-count="1" meta:paragraph-count="24" meta:word-count="476" meta:character-count="3017"/>
  </office:meta>
</office:document-meta>
</file>